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MCP4726A0T-E/CH  Digital to Analogue Converter, 12 bit, Serial, 2.7V to 5.5V, SOT-23, 6</text:p>
          </table:table-cell>
          <table:table-cell office:value-type="float" office:value="1925047" calcext:value-type="float">
            <text:p>192504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,997</text:p>
          </table:table-cell>
          <table:table-cell table:formula="of:=[.C4]*[.D4]" office:value-type="float" office:value="0.997" calcext:value-type="float">
            <text:p>0,997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0" calcext:value-type="float">
            <text:p>0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2.1" calcext:value-type="float">
            <text:p>2,1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4]*[.D24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5]*[.D25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6]*[.D26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7]*[.D27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 SIGNAL  MJ-2235  Phone Audio Connector, Socket, 3.5 mm, 2, PCB Mount</text:p>
          </table:table-cell>
          <table:table-cell office:value-type="float" office:value="1267375" calcext:value-type="float">
            <text:p>126737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,37</text:p>
          </table:table-cell>
          <table:table-cell table:formula="of:=[.C28]*[.D28]" office:value-type="float" office:value="2.74" calcext:value-type="float">
            <text:p>2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kohm, 100 mW, ± 1%, 75 V</text:p>
          </table:table-cell>
          <table:table-cell office:value-type="float" office:value="2059432" calcext:value-type="float">
            <text:p>205943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,009</text:p>
          </table:table-cell>
          <table:table-cell table:formula="of:=[.C29]*[.D29]" office:value-type="float" office:value="0.09" calcext:value-type="float">
            <text:p>0,0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39 kohm, 100 mW, ± 1%, 50 V, 0603</text:p>
          </table:table-cell>
          <table:table-cell office:value-type="float" office:value="9238670" calcext:value-type="float">
            <text:p>9238670</text:p>
          </table:table-cell>
          <table:table-cell office:value-type="float" office:value="10" calcext:value-type="float">
            <text:p>10</text:p>
          </table:table-cell>
          <table:table-cell office:value-type="float" office:value="0.0067" calcext:value-type="float">
            <text:p>0,0067</text:p>
          </table:table-cell>
          <table:table-cell table:formula="of:=[.C30]*[.D30]" office:value-type="float" office:value="0.067" calcext:value-type="float">
            <text:p>0,06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ader, 5, 2.54 mm, Tin Plated Contacts</text:p>
          </table:table-cell>
          <table:table-cell office:value-type="float" office:value="1022253" calcext:value-type="float">
            <text:p>1022253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,204</text:p>
          </table:table-cell>
          <table:table-cell table:formula="of:=[.C31]*[.D31]" office:value-type="float" office:value="2.04" calcext:value-type="float">
            <text:p>2,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1 µF, ± 10%, X5R, 10 V, 0603 </text:p>
          </table:table-cell>
          <table:table-cell office:value-type="float" office:value="2496916" calcext:value-type="float">
            <text:p>2496916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32]*[.D32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 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20" calcext:value-type="float">
            <text:p>20</text:p>
          </table:table-cell>
          <table:table-cell office:value-type="float" office:value="0.0156" calcext:value-type="float">
            <text:p>0,0156</text:p>
          </table:table-cell>
          <table:table-cell table:formula="of:=[.C33]*[.D33]" office:value-type="float" office:value="0.312" calcext:value-type="float">
            <text:p>0,31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6]*[.D36]" office:value-type="float" office:value="0" calcext:value-type="float">
            <text:p>0</text:p>
          </table:table-cell>
          <table:table-cell/>
          <table:table-cell table:formula="of:=SUM([.E4:.E36])" office:value-type="float" office:value="34.648" calcext:value-type="float">
            <text:p>34,64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4" calcext:value-type="float">
            <text:p>1,04</text:p>
          </table:table-cell>
          <table:table-cell table:formula="of:=[.C37]*[.D37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8]*[.D38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9]*[.D39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40]*[.D40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41]*[.D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,47</text:p>
          </table:table-cell>
          <table:table-cell table:formula="of:=[.C42]*[.D42]" office:value-type="float" office:value="2.94" calcext:value-type="float">
            <text:p>2,9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43]*[.D43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4]*[.D44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5]*[.D45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6]*[.D46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7]*[.D47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8]*[.D48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9]*[.D49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50]*[.D50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51]*[.D51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52]*[.D52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53]*[.D53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4]*[.D54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5]*[.D55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6]*[.D56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7]*[.D57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8]*[.D58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9]*[.D59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2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0]*[.D60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2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1]*[.D61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2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62]*[.D62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2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3]*[.D63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2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4]*[.D64]" office:value-type="float" office:value="0.396" calcext:value-type="float">
            <text:p>0,396</text:p>
          </table:table-cell>
          <table:table-cell/>
          <table:table-cell table:formula="of:=SUM([.E37:.E66])" office:value-type="float" office:value="63.1905" calcext:value-type="float">
            <text:p>63,190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2" office:value-type="float" office:value="1340604" calcext:value-type="float">
            <text:p>1340604</text:p>
          </table:table-cell>
          <table:table-cell office:value-type="float" office:value="16" calcext:value-type="float">
            <text:p>16</text:p>
          </table:table-cell>
          <table:table-cell office:value-type="float" office:value="0.766" calcext:value-type="float">
            <text:p>0,766</text:p>
          </table:table-cell>
          <table:table-cell table:formula="of:=[.C65]*[.D65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E CONNECTIVITY / CITEC  LT300014T261K0J  RESISTOR, TEMPERATURE SENSING, 1K</text:p>
          </table:table-cell>
          <table:table-cell table:style-name="ce2" office:value-type="float" office:value="1174306" calcext:value-type="float">
            <text:p>1174306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table:formula="of:=[.C66]*[.D66]" office:value-type="float" office:value="2.16" calcext:value-type="float">
            <text:p>2,1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7]*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8]*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9]*[.D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0]*[.D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1]*[.D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2]*[.D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6])" office:value-type="float" office:value="97.8385" calcext:value-type="float">
            <text:p>97,838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2"/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.00.0000</text:date>, <text:time style:data-style-name="N2" text:time-value="08:39:14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6-01-06T12:23:14.934000000</dc:date>
    <meta:editing-duration>PT14H13M9S</meta:editing-duration>
    <meta:editing-cycles>24</meta:editing-cycles>
    <meta:generator>LibreOffice/4.4.5.2$Windows_x86 LibreOffice_project/a22f674fd25a3b6f45bdebf25400ed2adff0ff99</meta:generator>
    <meta:document-statistic meta:table-count="1" meta:cell-count="331" meta:object-count="0"/>
  </office:meta>
</office:document-meta>
</file>